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0eb" officeooo:paragraph-rsid="000c70eb"/>
    </style:style>
    <style:style style:name="P2" style:family="paragraph" style:parent-style-name="Standard">
      <style:text-properties officeooo:rsid="0018d2b4" officeooo:paragraph-rsid="000c70eb"/>
    </style:style>
    <style:style style:name="P3" style:family="paragraph" style:parent-style-name="Standard">
      <style:text-properties officeooo:rsid="0018d2b4" officeooo:paragraph-rsid="002d66fe"/>
    </style:style>
    <style:style style:name="P4" style:family="paragraph" style:parent-style-name="Standard">
      <style:text-properties officeooo:rsid="0018d2b4" officeooo:paragraph-rsid="002fd5e8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2ae282" officeooo:paragraph-rsid="002ae282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fo:font-weight="normal" officeooo:rsid="002ae282" officeooo:paragraph-rsid="002bd67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ae282" officeooo:paragraph-rsid="002d66f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313f55" officeooo:paragraph-rsid="00313f55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2ae282" officeooo:paragraph-rsid="002ae282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2ae282" officeooo:paragraph-rsid="002b0d79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2ae282" officeooo:paragraph-rsid="002bd677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font-style="normal" fo:font-weight="normal" officeooo:rsid="002ae282" officeooo:paragraph-rsid="002d66fe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tyle="normal" fo:font-weight="normal" officeooo:rsid="002ae282" officeooo:paragraph-rsid="002e1a81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font-style="normal" fo:font-weight="normal" officeooo:rsid="002ae282" officeooo:paragraph-rsid="002fd5e8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fo:font-style="normal" fo:font-weight="normal" officeooo:rsid="002ae282" officeooo:paragraph-rsid="00313f55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font-style="normal" fo:font-weight="normal" officeooo:rsid="002e1a81" officeooo:paragraph-rsid="002e1a81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fo:font-style="normal" fo:font-weight="normal" officeooo:rsid="00313f55" officeooo:paragraph-rsid="00313f55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32c522" officeooo:paragraph-rsid="0032c52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313f55" officeooo:paragraph-rsid="00313f5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weight="bold" officeooo:rsid="002af90d" officeooo:paragraph-rsid="002fd5e8" style:font-weight-asian="bold" style:font-weight-complex="bold"/>
    </style:style>
    <style:style style:name="P21" style:family="paragraph" style:parent-style-name="Standard">
      <style:text-properties fo:font-weight="bold" officeooo:rsid="002af90d" officeooo:paragraph-rsid="002d66fe" style:font-weight-asian="bold" style:font-weight-complex="bold"/>
    </style:style>
    <style:style style:name="P22" style:family="paragraph" style:parent-style-name="Standard">
      <style:text-properties fo:font-weight="bold" officeooo:rsid="002af90d" officeooo:paragraph-rsid="002af90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officeooo:rsid="002af90d"/>
    </style:style>
    <style:style style:name="T3" style:family="text">
      <style:text-properties officeooo:rsid="002d66fe"/>
    </style:style>
    <style:style style:name="T4" style:family="text">
      <style:text-properties officeooo:rsid="0033d9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 </text:p>
      <text:p text:style-name="P1">Componente Curricular: Planejamento e gestão de projetos. </text:p>
      <text:p text:style-name="P1">Professora: Raquel Aparecida Pegoraro. </text:p>
      <text:p text:style-name="P1">Alunos: Alesom, João Pedro, Kétly, Matheus e Vladimir.</text:p>
      <text:p text:style-name="P1"/>
      <text:p text:style-name="P1"/>
      <text:p text:style-name="P5">REVIEW 1</text:p>
      <text:p text:style-name="P2"/>
      <text:p text:style-name="P22">Aceitação das Histórias:</text:p>
      <text:p text:style-name="P2"/>
      <text:list xml:id="list424214761852145589" text:style-name="L1">
        <text:list-item>
          <text:p text:style-name="P9">"Como aluno/monitor/professor eu preciso logar no sistema para identificar o perfil do usuário." <text:span text:style-name="T1">[</text:span><text:span text:style-name="T2">Rejeitada]</text:span></text:p>
        </text:list-item>
        <text:list-item>
          <text:p text:style-name="P10">"Como aluno/monitor/professor eu preciso realizar peguntas para sanar minhas dúvidas." <text:span text:style-name="T1">[</text:span><text:span text:style-name="T2">Rejeitada]</text:span></text:p>
        </text:list-item>
        <text:list-item>
          <text:p text:style-name="P10">"Como aluno/monitor/professor eu preciso visualizar perguntas e respostas para poder realizar contribuições." <text:span text:style-name="T1">[</text:span><text:span text:style-name="T2">Rejeitada]</text:span></text:p>
        </text:list-item>
        <text:list-item>
          <text:p text:style-name="P11">"Como aluno/monitor/professor eu preciso responder perguntas para auxiliar meus colegas em suas dúvidas e exercitar meu conhecimento." <text:span text:style-name="T1">[</text:span><text:span text:style-name="T2">Rejeitada]</text:span></text:p>
        </text:list-item>
      </text:list>
      <text:p text:style-name="P6"/>
      <text:p text:style-name="P21"><text:span text:style-name="T3">Pontos Fortes</text:span> das Histórias:</text:p>
      <text:p text:style-name="P3"/>
      <text:list xml:id="list113045543471658" text:continue-numbering="true" text:style-name="L1">
        <text:list-item>
          <text:p text:style-name="P12">"Como aluno/monitor/professor eu preciso logar no sistema para identificar o perfil do usuário."</text:p>
          <text:list>
            <text:list-item>
              <text:p text:style-name="P16">Os formulários são bem intuitivos;</text:p>
            </text:list-item>
            <text:list-item>
              <text:p text:style-name="P16">Design limpo;</text:p>
            </text:list-item>
          </text:list>
        </text:list-item>
        <text:list-item>
          <text:p text:style-name="P13">"Como aluno/monitor/professor eu preciso realizar peguntas para sanar minhas dúvidas."</text:p>
          <text:list>
            <text:list-item>
              <text:p text:style-name="P16">Os formulários são bem intuitivos;</text:p>
            </text:list-item>
            <text:list-item>
              <text:p text:style-name="P16">Design limpo;</text:p>
            </text:list-item>
          </text:list>
        </text:list-item>
        <text:list-item>
          <text:p text:style-name="P13">"Como aluno/monitor/professor eu preciso visualizar perguntas e respostas para poder realizar contribuições."</text:p>
          <text:list>
            <text:list-item>
              <text:p text:style-name="P16">Os formulários são bem intuitivos;</text:p>
            </text:list-item>
            <text:list-item>
              <text:p text:style-name="P16">Design limpo;</text:p>
            </text:list-item>
          </text:list>
        </text:list-item>
        <text:list-item>
          <text:p text:style-name="P12">"Como aluno/monitor/professor eu preciso responder perguntas para auxiliar meus colegas em suas dúvidas e exercitar meu conhecimento."</text:p>
          <text:list>
            <text:list-item>
              <text:p text:style-name="P16">Os formulários são bem intuitivos;</text:p>
            </text:list-item>
            <text:list-item>
              <text:p text:style-name="P16">Design limpo;</text:p>
            </text:list-item>
          </text:list>
        </text:list-item>
      </text:list>
      <text:p text:style-name="P7"/>
      <text:p text:style-name="P20"><text:span text:style-name="T3">Pontos Fracos</text:span> das Histórias:</text:p>
      <text:p text:style-name="P4"/>
      <text:list xml:id="list113044689810474" text:continue-numbering="true" text:style-name="L1">
        <text:list-item>
          <text:p text:style-name="P14">"Como aluno/monitor/professor eu preciso logar no sistema para identificar o perfil do usuário."</text:p>
          <text:list>
            <text:list-item>
              <text:p text:style-name="P17">Não há integração com o banco de dados;</text:p>
            </text:list-item>
          </text:list>
        </text:list-item>
        <text:list-item>
          <text:p text:style-name="P14">"Como aluno/monitor/professor eu preciso realizar peguntas para sanar minhas dúvidas."</text:p>
          <text:list>
            <text:list-item>
              <text:p text:style-name="P17">Não há integração com o banco de dados;</text:p>
            </text:list-item>
          </text:list>
        </text:list-item>
        <text:list-item>
          <text:p text:style-name="P15">"Como aluno/monitor/professor eu preciso visualizar perguntas e respostas para poder realizar contribuições."</text:p>
          <text:list>
            <text:list-item>
              <text:p text:style-name="P17">Não há integração com o banco de dados;</text:p>
            </text:list-item>
          </text:list>
        </text:list-item>
        <text:list-item>
          <text:p text:style-name="P15">"Como aluno/monitor/professor eu preciso responder perguntas para auxiliar meus colegas em suas dúvidas e exercitar meu conhecimento."</text:p>
          <text:list>
            <text:list-item>
              <text:p text:style-name="P17">Não há integração com o banco de dados;</text:p>
            </text:list-item>
          </text:list>
        </text:list-item>
      </text:list>
      <text:p text:style-name="P8"><text:soft-page-break/>Não há integração entre os módulos do sistema.</text:p>
      <text:p text:style-name="P8"/>
      <text:p text:style-name="P19">Restrições apresentadas pelo PO:</text:p>
      <text:p text:style-name="P8"/>
      <text:list xml:id="list2474372503603648624" text:style-name="L2">
        <text:list-item>
          <text:p text:style-name="P18">Não há produto entregável provindo da Sprint <text:span text:style-name="T4">1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7:59.342201149</meta:creation-date>
    <dc:date>2016-09-12T11:30:43.669882375</dc:date>
    <meta:editing-duration>PT2H23M51S</meta:editing-duration>
    <meta:editing-cycles>32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303" meta:character-count="2101" meta:non-whitespace-character-count="1854"/>
  </office:meta>
</office:document-meta>
</file>